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879cm" style:rel-column-width="30374*"/>
    </style:style>
    <style:style style:name="Tabelle1.B" style:family="table-column">
      <style:table-column-properties style:column-width="9.121cm" style:rel-column-width="35161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79cm" style:rel-column-width="30374*"/>
    </style:style>
    <style:style style:name="Tabelle3.B" style:family="table-column">
      <style:table-column-properties style:column-width="4.939cm" style:rel-column-width="19039*"/>
    </style:style>
    <style:style style:name="Tabelle3.C" style:family="table-column">
      <style:table-column-properties style:column-width="4.182cm" style:rel-column-width="16122*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879cm" style:rel-column-width="30374*"/>
    </style:style>
    <style:style style:name="Tabelle2.B" style:family="table-column">
      <style:table-column-properties style:column-width="4.939cm" style:rel-column-width="19039*"/>
    </style:style>
    <style:style style:name="Tabelle2.C" style:family="table-column">
      <style:table-column-properties style:column-width="4.182cm" style:rel-column-width="16122*"/>
    </style:style>
    <style:style style:name="Tabelle2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7.879cm" style:rel-column-width="30374*"/>
    </style:style>
    <style:style style:name="Tabelle4.B" style:family="table-column">
      <style:table-column-properties style:column-width="4.939cm" style:rel-column-width="19039*"/>
    </style:style>
    <style:style style:name="Tabelle4.C" style:family="table-column">
      <style:table-column-properties style:column-width="4.182cm" style:rel-column-width="16122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879cm" style:rel-column-width="30374*"/>
    </style:style>
    <style:style style:name="Tabelle5.B" style:family="table-column">
      <style:table-column-properties style:column-width="4.939cm" style:rel-column-width="19039*"/>
    </style:style>
    <style:style style:name="Tabelle5.C" style:family="table-column">
      <style:table-column-properties style:column-width="4.182cm" style:rel-column-width="16122*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7.879cm" style:rel-column-width="30374*"/>
    </style:style>
    <style:style style:name="Tabelle6.B" style:family="table-column">
      <style:table-column-properties style:column-width="4.939cm" style:rel-column-width="19039*"/>
    </style:style>
    <style:style style:name="Tabelle6.C" style:family="table-column">
      <style:table-column-properties style:column-width="4.182cm" style:rel-column-width="16122*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4.974cm"/>
    </style:style>
    <style:style style:name="Tabelle7.B" style:family="table-column">
      <style:table-column-properties style:column-width="6.456cm"/>
    </style:style>
    <style:style style:name="Tabelle7.C" style:family="table-column">
      <style:table-column-properties style:column-width="5.583cm"/>
    </style:style>
    <style:style style:name="Tabelle7.A1" style:family="table-cell">
      <style:table-cell-properties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4.974cm"/>
    </style:style>
    <style:style style:name="Tabelle8.B" style:family="table-column">
      <style:table-column-properties style:column-width="6.456cm"/>
    </style:style>
    <style:style style:name="Tabelle8.C" style:family="table-column">
      <style:table-column-properties style:column-width="5.583cm"/>
    </style:style>
    <style:style style:name="Tabelle8.A1" style:family="table-cell">
      <style:table-cell-properties fo:padding="0.097cm" fo:border="none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4.974cm"/>
    </style:style>
    <style:style style:name="Tabelle9.B" style:family="table-column">
      <style:table-column-properties style:column-width="6.456cm"/>
    </style:style>
    <style:style style:name="Tabelle9.C" style:family="table-column">
      <style:table-column-properties style:column-width="5.583cm"/>
    </style:style>
    <style:style style:name="Tabelle9.A1" style:family="table-cell">
      <style:table-cell-properties fo:padding="0.097cm" fo:border="none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4.974cm"/>
    </style:style>
    <style:style style:name="Tabelle10.B" style:family="table-column">
      <style:table-column-properties style:column-width="6.456cm"/>
    </style:style>
    <style:style style:name="Tabelle10.C" style:family="table-column">
      <style:table-column-properties style:column-width="5.583cm"/>
    </style:style>
    <style:style style:name="Tabelle10.A1" style:family="table-cell">
      <style:table-cell-properties fo:padding="0.097cm" fo:border="none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4.974cm"/>
    </style:style>
    <style:style style:name="Tabelle11.B" style:family="table-column">
      <style:table-column-properties style:column-width="6.456cm"/>
    </style:style>
    <style:style style:name="Tabelle11.C" style:family="table-column">
      <style:table-column-properties style:column-width="5.583cm"/>
    </style:style>
    <style:style style:name="Tabelle11.A1" style:family="table-cell">
      <style:table-cell-properties fo:padding="0.097cm" fo:border="none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4.974cm"/>
    </style:style>
    <style:style style:name="Tabelle12.B" style:family="table-column">
      <style:table-column-properties style:column-width="6.456cm"/>
    </style:style>
    <style:style style:name="Tabelle12.C" style:family="table-column">
      <style:table-column-properties style:column-width="5.583cm"/>
    </style:style>
    <style:style style:name="Tabelle1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fo:font-weight="bold" officeooo:rsid="002b0443" officeooo:paragraph-rsid="002353e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bold" officeooo:rsid="00239697" officeooo:paragraph-rsid="002353e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353e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35c853" officeooo:paragraph-rsid="002353e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font-weight="bold" officeooo:rsid="003be162" officeooo:paragraph-rsid="002353e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alibri" fo:font-size="12pt" officeooo:rsid="0015143a" officeooo:paragraph-rsid="0015143a" style:font-size-asian="12pt" style:font-size-complex="12pt"/>
    </style:style>
    <style:style style:name="P8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9" style:family="paragraph" style:parent-style-name="Standard">
      <style:text-properties style:font-name="Calibri" fo:font-size="12pt" officeooo:paragraph-rsid="001b2c0c" style:font-size-asian="12pt" style:font-size-complex="12pt"/>
    </style:style>
    <style:style style:name="P10" style:family="paragraph" style:parent-style-name="Standard">
      <style:text-properties style:font-name="Calibri" fo:font-size="12pt" officeooo:rsid="002429a6" officeooo:paragraph-rsid="002353ea" style:font-size-asian="12pt" style:font-size-complex="12pt"/>
    </style:style>
    <style:style style:name="P11" style:family="paragraph" style:parent-style-name="Standard">
      <style:text-properties style:font-name="Calibri" fo:font-size="12pt" officeooo:rsid="00239697" officeooo:paragraph-rsid="002353ea" style:font-size-asian="12pt" style:font-size-complex="12pt"/>
    </style:style>
    <style:style style:name="P12" style:family="paragraph" style:parent-style-name="Standard">
      <style:text-properties style:use-window-font-color="true" style:font-name="Calibri" fo:font-size="12pt" officeooo:rsid="002cb9d1" officeooo:paragraph-rsid="002353ea" style:font-size-asian="12pt" style:font-size-complex="12pt"/>
    </style:style>
    <style:style style:name="P13" style:family="paragraph" style:parent-style-name="Standard">
      <style:text-properties style:use-window-font-color="true" style:font-name="Calibri" fo:font-size="12pt" officeooo:rsid="002429a6" officeooo:paragraph-rsid="002353ea" style:font-size-asian="12pt" style:font-size-complex="12pt"/>
    </style:style>
    <style:style style:name="P14" style:family="paragraph" style:parent-style-name="Standard">
      <style:text-properties style:use-window-font-color="true" style:font-name="Calibri" fo:font-size="12pt" fo:font-style="normal" officeooo:rsid="002b0443" officeooo:paragraph-rsid="002353ea" style:font-size-asian="12pt" style:font-style-asian="normal" style:font-size-complex="12pt" style:font-style-complex="normal"/>
    </style:style>
    <style:style style:name="P15" style:family="paragraph" style:parent-style-name="Standard">
      <style:text-properties style:use-window-font-color="true" style:font-name="Calibri" fo:font-size="12pt" fo:font-style="normal" officeooo:rsid="0015143a" officeooo:paragraph-rsid="002353ea" style:font-size-asian="12pt" style:font-style-asian="normal" style:font-size-complex="12pt" style:font-style-complex="normal"/>
    </style:style>
    <style:style style:name="P16" style:family="paragraph" style:parent-style-name="Standard">
      <style:text-properties style:use-window-font-color="true" style:font-name="Calibri" fo:font-size="12pt" fo:font-style="normal" officeooo:rsid="0026f48e" officeooo:paragraph-rsid="002353ea" style:font-size-asian="12pt" style:font-style-asian="normal" style:font-size-complex="12pt" style:font-style-complex="normal"/>
    </style:style>
    <style:style style:name="P17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8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9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1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3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5" style:family="paragraph" style:parent-style-name="Standard"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5837" officeooo:paragraph-rsid="002353e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96d8" officeooo:paragraph-rsid="002353e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27" style:family="paragraph" style:parent-style-name="Standard"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96d8" officeooo:paragraph-rsid="002353e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28" style:family="paragraph" style:parent-style-name="Standard">
      <style:text-properties officeooo:paragraph-rsid="002353ea"/>
    </style:style>
    <style:style style:name="P29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0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1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0e8b2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2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3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4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5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6" style:family="paragraph" style:parent-style-name="Standard">
      <style:paragraph-properties fo:text-align="justify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7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8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9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0" style:family="paragraph" style:parent-style-name="Standard">
      <style:paragraph-properties fo:text-align="justify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1" style:family="paragraph" style:parent-style-name="Standard">
      <style:paragraph-properties fo:text-align="start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2" style:family="paragraph" style:parent-style-name="Standard">
      <style:paragraph-properties fo:text-align="start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3" style:family="paragraph" style:parent-style-name="Standard">
      <style:paragraph-properties fo:margin-top="0cm" fo:margin-bottom="0cm" loext:contextual-spacing="false"/>
      <style:text-properties style:font-name="Calibri" fo:font-size="12pt" officeooo:rsid="0004d7f3" officeooo:paragraph-rsid="001c1e13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/>
      <style:text-properties style:font-name="Calibri" fo:font-size="12pt" officeooo:rsid="0004d7f3" officeooo:paragraph-rsid="0021e871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fo:color="#008000" style:font-name="Calibri" fo:font-size="12pt" officeooo:rsid="0015143a" officeooo:paragraph-rsid="0018e2a8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cb9d1" officeooo:paragraph-rsid="002353ea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429a6" officeooo:paragraph-rsid="002353ea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a1c65" officeooo:paragraph-rsid="002353ea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Calibri" fo:font-size="12pt" officeooo:rsid="0015143a" officeooo:paragraph-rsid="002353ea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15143a" officeooo:paragraph-rsid="002353ea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39697" officeooo:paragraph-rsid="002353ea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15143a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3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4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15143a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5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6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15143a" officeooo:paragraph-rsid="0015143a" style:font-size-asian="12pt" style:font-size-complex="12pt"/>
    </style:style>
    <style:style style:name="P57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2pt" officeooo:rsid="0015143a" officeooo:paragraph-rsid="0015143a" style:font-size-asian="12pt" style:font-size-complex="12pt"/>
    </style:style>
    <style:style style:name="P58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1f84f5" officeooo:paragraph-rsid="001f84f5" style:font-size-asian="12pt" style:font-size-complex="12pt"/>
    </style:style>
    <style:style style:name="P59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207b2f" officeooo:paragraph-rsid="00207b2f" style:font-size-asian="12pt" style:font-size-complex="12pt"/>
    </style:style>
    <style:style style:name="P60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2pt" officeooo:rsid="00207b2f" officeooo:paragraph-rsid="00207b2f" style:font-size-asian="12pt" style:font-size-complex="12pt"/>
    </style:style>
    <style:style style:name="P61" style:family="paragraph" style:parent-style-name="Table_20_Contents">
      <style:text-properties style:font-name="Calibri" fo:font-size="12pt" officeooo:rsid="001b2c0c" officeooo:paragraph-rsid="001b2c0c" style:font-size-asian="12pt" style:font-size-complex="12pt"/>
    </style:style>
    <style:style style:name="P62" style:family="paragraph" style:parent-style-name="Table_20_Contents">
      <style:text-properties style:font-name="Calibri" fo:font-size="12pt" officeooo:rsid="001b2c0c" officeooo:paragraph-rsid="001c1e13" style:font-size-asian="12pt" style:font-size-complex="12pt"/>
    </style:style>
    <style:style style:name="P63" style:family="paragraph" style:parent-style-name="Table_20_Contents">
      <style:text-properties style:font-name="Calibri" fo:font-size="12pt" officeooo:rsid="001b2c0c" officeooo:paragraph-rsid="0021e871" style:font-size-asian="12pt" style:font-size-complex="12pt"/>
    </style:style>
    <style:style style:name="P64" style:family="paragraph" style:parent-style-name="Table_20_Contents">
      <style:text-properties style:font-name="Calibri" fo:font-size="12pt" officeooo:rsid="002a1c65" officeooo:paragraph-rsid="002353ea" style:font-size-asian="12pt" style:font-size-complex="12pt"/>
    </style:style>
    <style:style style:name="P65" style:family="paragraph" style:parent-style-name="Table_20_Contents">
      <style:text-properties style:font-name="Calibri" fo:font-size="12pt" officeooo:rsid="002cb9d1" officeooo:paragraph-rsid="002353ea" style:font-size-asian="12pt" style:font-size-complex="12pt"/>
    </style:style>
    <style:style style:name="P66" style:family="paragraph" style:parent-style-name="Table_20_Contents">
      <style:text-properties style:font-name="Calibri" fo:font-size="12pt" officeooo:rsid="0026f48e" officeooo:paragraph-rsid="002353ea" style:font-size-asian="12pt" style:font-size-complex="12pt"/>
    </style:style>
    <style:style style:name="P67" style:family="paragraph" style:parent-style-name="Table_20_Contents">
      <style:text-properties style:font-name="Calibri" fo:font-size="12pt" officeooo:rsid="00239697" officeooo:paragraph-rsid="002353ea" style:font-size-asian="12pt" style:font-size-complex="12pt"/>
    </style:style>
    <style:style style:name="P68" style:family="paragraph" style:parent-style-name="Table_20_Contents">
      <style:text-properties style:font-name="Calibri" fo:font-size="12pt" officeooo:rsid="002de895" officeooo:paragraph-rsid="002353ea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21e871" style:font-size-asian="12pt" style:font-weight-asian="bold" style:font-size-complex="12pt" style:font-weight-complex="bold"/>
    </style:style>
    <style:style style:name="P71" style:family="paragraph" style:parent-style-name="Table_20_Contents">
      <style:text-properties style:font-name="Calibri" fo:font-size="12pt" fo:font-style="normal" officeooo:rsid="002de895" officeooo:paragraph-rsid="002353ea" style:font-size-asian="12pt" style:font-style-asian="normal" style:font-size-complex="12pt" style:font-style-complex="normal"/>
    </style:style>
    <style:style style:name="P72" style:family="paragraph" style:parent-style-name="Table_20_Contents">
      <style:text-properties style:font-name="Calibri" fo:font-size="12pt" fo:font-style="normal" officeooo:rsid="00395837" officeooo:paragraph-rsid="002353ea" style:font-size-asian="12pt" style:font-style-asian="normal" style:font-size-complex="12pt" style:font-style-complex="normal"/>
    </style:style>
    <style:style style:name="P73" style:family="paragraph" style:parent-style-name="Table_20_Contents">
      <style:text-properties style:font-name="Calibri" fo:font-size="12pt" fo:font-style="normal" officeooo:rsid="003996d8" officeooo:paragraph-rsid="002353ea" style:font-size-asian="12pt" style:font-style-asian="normal" style:font-size-complex="12pt" style:font-style-complex="normal"/>
    </style:style>
    <style:style style:name="P74" style:family="paragraph" style:parent-style-name="Table_20_Contents">
      <style:text-properties style:font-name="Calibri" fo:font-size="12pt" fo:font-style="normal" officeooo:rsid="003be162" officeooo:paragraph-rsid="002353ea" style:font-size-asian="12pt" style:font-style-asian="normal" style:font-size-complex="12pt" style:font-style-complex="normal"/>
    </style:style>
    <style:style style:name="P75" style:family="paragraph" style:parent-style-name="Footer">
      <style:text-properties officeooo:paragraph-rsid="0023b8d0"/>
    </style:style>
    <style:style style:name="T1" style:family="text">
      <style:text-properties fo:color="#0000ff"/>
    </style:style>
    <style:style style:name="T2" style:family="text">
      <style:text-properties fo:color="#0000ff"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b2c0c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c1e13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d5229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24cf56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font-style-complex="normal" style:text-emphasize="none"/>
    </style:style>
    <style:style style:name="T9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26f48e" style:letter-kerning="true" style:font-name-asian="Tahoma" style:font-style-asian="normal" style:font-weight-asian="normal" style:font-name-complex="Arial1" style:font-style-complex="normal" style:text-emphasize="none"/>
    </style:style>
    <style:style style:name="T10" style:family="text">
      <style:text-properties fo:color="#666666"/>
    </style:style>
    <style:style style:name="T11" style:family="text">
      <style:text-properties fo:color="#666666" officeooo:rsid="001b2c0c"/>
    </style:style>
    <style:style style:name="T12" style:family="text">
      <style:text-properties fo:color="#666666" officeooo:rsid="001c1e13"/>
    </style:style>
    <style:style style:name="T13" style:family="text">
      <style:text-properties fo:color="#666666" fo:font-style="normal" officeooo:rsid="0015143a" style:font-style-asian="normal" style:font-style-complex="normal"/>
    </style:style>
    <style:style style:name="T14" style:family="text">
      <style:text-properties fo:color="#666666" fo:font-style="normal" officeooo:rsid="0026f48e" style:font-style-asian="normal" style:font-style-complex="normal"/>
    </style:style>
    <style:style style:name="T15" style:family="text">
      <style:text-properties fo:color="#666666" fo:font-style="normal" officeooo:rsid="002b0443" style:font-style-asian="normal" style:font-style-complex="normal"/>
    </style:style>
    <style:style style:name="T16" style:family="text">
      <style:text-properties fo:color="#666666" officeooo:rsid="00239697"/>
    </style:style>
    <style:style style:name="T17" style:family="text">
      <style:text-properties fo:color="#666666" officeooo:rsid="0015143a"/>
    </style:style>
    <style:style style:name="T18" style:family="text">
      <style:text-properties fo:color="#666666" officeooo:rsid="0024cf56"/>
    </style:style>
    <style:style style:name="T19" style:family="text">
      <style:text-properties fo:color="#666666" officeooo:rsid="0015143a" style:font-style-complex="normal"/>
    </style:style>
    <style:style style:name="T20" style:family="text">
      <style:text-properties fo:color="#666666" officeooo:rsid="0034f00c" style:font-style-complex="normal"/>
    </style:style>
    <style:style style:name="T21" style:family="text">
      <style:text-properties officeooo:rsid="001861dd"/>
    </style:style>
    <style:style style:name="T22" style:family="text">
      <style:text-properties officeooo:rsid="0018e2a8"/>
    </style:style>
    <style:style style:name="T23" style:family="text">
      <style:text-properties officeooo:rsid="001952ea"/>
    </style:style>
    <style:style style:name="T24" style:family="text">
      <style:text-properties officeooo:rsid="001b2c0c"/>
    </style:style>
    <style:style style:name="T25" style:family="text">
      <style:text-properties fo:color="#ff0000"/>
    </style:style>
    <style:style style:name="T26" style:family="text">
      <style:text-properties fo:color="#ff0000" officeooo:rsid="001b2c0c"/>
    </style:style>
    <style:style style:name="T27" style:family="text">
      <style:text-properties fo:color="#ff0000" fo:font-style="normal" style:font-style-asian="normal" style:font-style-complex="normal"/>
    </style:style>
    <style:style style:name="T28" style:family="text">
      <style:text-properties fo:color="#ff0000" fo:font-style="normal" officeooo:rsid="00239697" style:font-style-asian="normal" style:font-style-complex="normal"/>
    </style:style>
    <style:style style:name="T29" style:family="text">
      <style:text-properties fo:color="#ff0000" fo:font-style="normal" officeooo:rsid="0026f48e" style:font-style-asian="normal" style:font-style-complex="normal"/>
    </style:style>
    <style:style style:name="T30" style:family="text">
      <style:text-properties fo:color="#ff0000" style:font-style-complex="normal"/>
    </style:style>
    <style:style style:name="T31" style:family="text">
      <style:text-properties fo:color="#ff0000" officeooo:rsid="00239697" style:font-style-complex="normal"/>
    </style:style>
    <style:style style:name="T32" style:family="text">
      <style:text-properties fo:color="#ff0000" officeooo:rsid="0032a92d" style:font-style-complex="normal"/>
    </style:style>
    <style:style style:name="T33" style:family="text">
      <style:text-properties fo:color="#ff0000" officeooo:rsid="0032a92d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officeooo:rsid="001b2c0c"/>
    </style:style>
    <style:style style:name="T36" style:family="text">
      <style:text-properties style:use-window-font-color="true" fo:font-style="normal" officeooo:rsid="00239697" style:font-style-asian="normal" style:font-style-complex="normal"/>
    </style:style>
    <style:style style:name="T37" style:family="text">
      <style:text-properties style:use-window-font-color="true" fo:font-style="normal" officeooo:rsid="002a1c65" style:font-style-asian="normal" style:font-style-complex="normal"/>
    </style:style>
    <style:style style:name="T38" style:family="text">
      <style:text-properties style:use-window-font-color="true" fo:font-style="italic" style:font-style-asian="italic" style:font-style-complex="italic"/>
    </style:style>
    <style:style style:name="T39" style:family="text">
      <style:text-properties style:use-window-font-color="true" fo:font-style="italic" officeooo:rsid="00261064" style:font-style-asian="italic" style:font-style-complex="italic"/>
    </style:style>
    <style:style style:name="T40" style:family="text">
      <style:text-properties style:use-window-font-color="true" fo:font-style="italic" officeooo:rsid="002f4e51" style:font-style-asian="italic" style:font-style-complex="italic"/>
    </style:style>
    <style:style style:name="T41" style:family="text">
      <style:text-properties style:use-window-font-color="true" officeooo:rsid="00239697"/>
    </style:style>
    <style:style style:name="T42" style:family="text">
      <style:text-properties style:use-window-font-color="true" officeooo:rsid="00239697" style:font-style-complex="normal"/>
    </style:style>
    <style:style style:name="T43" style:family="text">
      <style:text-properties style:use-window-font-color="true" officeooo:rsid="0024cf56" style:font-style-complex="normal"/>
    </style:style>
    <style:style style:name="T44" style:family="text">
      <style:text-properties style:use-window-font-color="true" officeooo:rsid="002f4e51" style:font-style-complex="normal"/>
    </style:style>
    <style:style style:name="T45" style:family="text">
      <style:text-properties style:use-window-font-color="true" officeooo:rsid="002f5756" style:font-style-complex="normal"/>
    </style:style>
    <style:style style:name="T46" style:family="text">
      <style:text-properties style:use-window-font-color="true" officeooo:rsid="0032a92d" style:font-style-complex="normal"/>
    </style:style>
    <style:style style:name="T47" style:family="text">
      <style:text-properties style:use-window-font-color="true" officeooo:rsid="002f4e51"/>
    </style:style>
    <style:style style:name="T48" style:family="text">
      <style:text-properties style:use-window-font-color="true" officeooo:rsid="002de895"/>
    </style:style>
    <style:style style:name="T49" style:family="text">
      <style:text-properties style:use-window-font-color="true" officeooo:rsid="0034f00c"/>
    </style:style>
    <style:style style:name="T50" style:family="text">
      <style:text-properties fo:color="#008000"/>
    </style:style>
    <style:style style:name="T51" style:family="text">
      <style:text-properties fo:color="#008000" officeooo:rsid="0015143a"/>
    </style:style>
    <style:style style:name="T52" style:family="text">
      <style:text-properties fo:color="#008000" officeooo:rsid="001b2c0c"/>
    </style:style>
    <style:style style:name="T53" style:family="text">
      <style:text-properties fo:color="#008000" officeooo:rsid="001c1e13"/>
    </style:style>
    <style:style style:name="T54" style:family="text">
      <style:text-properties fo:color="#008000" officeooo:rsid="00239697"/>
    </style:style>
    <style:style style:name="T55" style:family="text">
      <style:text-properties fo:color="#008000" officeooo:rsid="00261064"/>
    </style:style>
    <style:style style:name="T56" style:family="text">
      <style:text-properties fo:color="#008000" officeooo:rsid="0024cf56"/>
    </style:style>
    <style:style style:name="T57" style:family="text">
      <style:text-properties fo:color="#008000" fo:font-size="12pt" style:font-size-asian="12pt" style:font-size-complex="12pt"/>
    </style:style>
    <style:style style:name="T58" style:family="text">
      <style:text-properties fo:color="#008000" fo:font-size="12pt" officeooo:rsid="003acc9a" style:font-size-asian="12pt" style:font-size-complex="12pt"/>
    </style:style>
    <style:style style:name="T59" style:family="text">
      <style:text-properties officeooo:rsid="001c1e13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395837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39697" style:font-style-asian="normal" style:font-style-complex="normal"/>
    </style:style>
    <style:style style:name="T64" style:family="text">
      <style:text-properties fo:font-style="normal" officeooo:rsid="002a1c65" style:font-style-asian="normal" style:font-style-complex="normal"/>
    </style:style>
    <style:style style:name="T65" style:family="text">
      <style:text-properties fo:font-style="normal" officeooo:rsid="0026f48e" style:font-style-asian="normal" style:font-style-complex="normal"/>
    </style:style>
    <style:style style:name="T66" style:family="text">
      <style:text-properties fo:font-style="normal" officeooo:rsid="00261064" style:font-style-asian="normal" style:font-style-complex="normal"/>
    </style:style>
    <style:style style:name="T67" style:family="text">
      <style:text-properties fo:font-style="normal" officeooo:rsid="002c80f2" style:font-style-asian="normal" style:font-style-complex="normal"/>
    </style:style>
    <style:style style:name="T68" style:family="text">
      <style:text-properties fo:font-style="normal" officeooo:rsid="002f4e51" style:font-style-asian="normal" style:font-style-complex="normal"/>
    </style:style>
    <style:style style:name="T69" style:family="text">
      <style:text-properties fo:font-style="normal" officeooo:rsid="0034f00c" style:font-style-asian="normal" style:font-style-complex="normal"/>
    </style:style>
    <style:style style:name="T70" style:family="text">
      <style:text-properties officeooo:rsid="002cb9d1"/>
    </style:style>
    <style:style style:name="T71" style:family="text">
      <style:text-properties officeooo:rsid="002c80f2"/>
    </style:style>
    <style:style style:name="T72" style:family="text">
      <style:text-properties officeooo:rsid="00261064"/>
    </style:style>
    <style:style style:name="T73" style:family="text">
      <style:text-properties officeooo:rsid="00239697"/>
    </style:style>
    <style:style style:name="T74" style:family="text">
      <style:text-properties officeooo:rsid="0015143a"/>
    </style:style>
    <style:style style:name="T75" style:family="text">
      <style:text-properties style:font-style-complex="normal"/>
    </style:style>
    <style:style style:name="T76" style:family="text">
      <style:text-properties officeooo:rsid="00239697" style:font-style-complex="normal"/>
    </style:style>
    <style:style style:name="T77" style:family="text">
      <style:text-properties officeooo:rsid="002de895" style:font-style-complex="normal"/>
    </style:style>
    <style:style style:name="T78" style:family="text">
      <style:text-properties officeooo:rsid="0034f00c" style:font-style-complex="normal"/>
    </style:style>
    <style:style style:name="T79" style:family="text">
      <style:text-properties officeooo:rsid="002f4e51"/>
    </style:style>
    <style:style style:name="T80" style:family="text">
      <style:text-properties officeooo:rsid="0030e8b2"/>
    </style:style>
    <style:style style:name="T81" style:family="text">
      <style:text-properties officeooo:rsid="002de895" style:font-style-complex="italic"/>
    </style:style>
    <style:style style:name="T82" style:family="text">
      <style:text-properties officeooo:rsid="0034f00c"/>
    </style:style>
    <style:style style:name="T83" style:family="text">
      <style:text-properties officeooo:rsid="0035c853"/>
    </style:style>
    <style:style style:name="T84" style:family="text">
      <style:text-properties officeooo:rsid="00395837"/>
    </style:style>
    <style:style style:name="T85" style:family="text">
      <style:text-properties officeooo:rsid="002353ea"/>
    </style:style>
    <style:style style:name="T86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1">Basics</text:p>
          </table:table-cell>
          <table:covered-table-cell/>
        </table:table-row>
        <table:table-row>
          <table:table-cell table:style-name="Tabelle1.A1" office:value-type="string">
            <text:p text:style-name="P7"><text:span text:style-name="T21">D</text:span>eclar<text:span text:style-name="T21">ing</text:span> a variable</text:p>
          </table:table-cell>
          <table:table-cell table:style-name="Tabelle1.A1" office:value-type="string">
            <text:p text:style-name="P56"><text:span text:style-name="T1">Dim </text:span>myVariable</text:p>
          </table:table-cell>
        </table:table-row>
        <table:table-row>
          <table:table-cell table:style-name="Tabelle1.A1" office:value-type="string">
            <text:p text:style-name="P59">Assigning the number five to a variable</text:p>
          </table:table-cell>
          <table:table-cell table:style-name="Tabelle1.A1" office:value-type="string">
            <text:p text:style-name="P60">myVariable = <text:span text:style-name="T25">5</text:span></text:p>
          </table:table-cell>
        </table:table-row>
        <table:table-row>
          <table:table-cell table:style-name="Tabelle1.A1" office:value-type="string">
            <text:p text:style-name="P58"><text:span text:style-name="T23">W</text:span>riting a comment</text:p>
          </table:table-cell>
          <table:table-cell table:style-name="Tabelle1.A1" office:value-type="string">
            <text:p text:style-name="P45">'<text:span text:style-name="T22">This is a comment</text:span></text:p>
          </table:table-cell>
        </table:table-row>
        <table:table-row>
          <table:table-cell table:style-name="Tabelle1.A1" office:value-type="string">
            <text:p text:style-name="P56">Displaying a text</text:p>
          </table:table-cell>
          <table:table-cell table:style-name="Tabelle1.A1" office:value-type="string">
            <text:p text:style-name="P56">MsgBox <text:span text:style-name="T10">"Hello World!”</text:span></text:p>
          </table:table-cell>
        </table:table-row>
        <table:table-row>
          <table:table-cell table:style-name="Tabelle1.A1" office:value-type="string">
            <text:p text:style-name="P56"><text:span text:style-name="T21">Reading </text:span>a value <text:span text:style-name="T21">and assigning it to a variable</text:span></text:p>
          </table:table-cell>
          <table:table-cell table:style-name="Tabelle1.A1" office:value-type="string">
            <text:p text:style-name="P57">name = InputBox(<text:span text:style-name="T10">"What's your name?"</text:span>)</text:p>
          </table:table-cell>
        </table:table-row>
      </table:table>
      <text:p text:style-name="P8"/>
      <text:p text:style-name="P8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70">Math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63">Adding two number</text:p>
          </table:table-cell>
          <table:table-cell table:style-name="Tabelle3.A1" office:value-type="string">
            <text:p text:style-name="P44"><text:span text:style-name="T26">3</text:span><text:span text:style-name="T35"> + </text:span><text:span text:style-name="T26">3</text:span></text:p>
          </table:table-cell>
          <table:table-cell table:style-name="Tabelle3.A1" office:value-type="string">
            <text:p text:style-name="P44"><text:span text:style-name="T51">'</text:span><text:span text:style-name="T52">Result</text:span><text:span text:style-name="T53">s</text:span><text:span text:style-name="T52"> in 6</text:span></text:p>
          </table:table-cell>
        </table:table-row>
        <table:table-row>
          <table:table-cell table:style-name="Tabelle3.A1" office:value-type="string">
            <text:p text:style-name="P63">Multiplying two number</text:p>
          </table:table-cell>
          <table:table-cell table:style-name="Tabelle3.A1" office:value-type="string">
            <text:p text:style-name="P44"><text:span text:style-name="T26">3</text:span><text:span text:style-name="T35"> * </text:span><text:span text:style-name="T26">3</text:span></text:p>
          </table:table-cell>
          <table:table-cell table:style-name="Tabelle3.A1" office:value-type="string">
            <text:p text:style-name="P44"><text:span text:style-name="T51">'</text:span><text:span text:style-name="T52">Result</text:span><text:span text:style-name="T53">s</text:span><text:span text:style-name="T52"> in 9</text:span></text:p>
          </table:table-cell>
        </table:table-row>
        <table:table-row>
          <table:table-cell table:style-name="Tabelle3.A1" office:value-type="string">
            <text:p text:style-name="P63">Subtracting a number from another</text:p>
          </table:table-cell>
          <table:table-cell table:style-name="Tabelle3.A1" office:value-type="string">
            <text:p text:style-name="P44"><text:span text:style-name="T26">3</text:span><text:span text:style-name="T35"> - </text:span><text:span text:style-name="T26">3</text:span></text:p>
          </table:table-cell>
          <table:table-cell table:style-name="Tabelle3.A1" office:value-type="string">
            <text:p text:style-name="P44"><text:span text:style-name="T51">'</text:span><text:span text:style-name="T52">Result</text:span><text:span text:style-name="T53">s</text:span><text:span text:style-name="T52"> in 0</text:span></text:p>
          </table:table-cell>
        </table:table-row>
        <table:table-row>
          <table:table-cell table:style-name="Tabelle3.A1" office:value-type="string">
            <text:p text:style-name="P63">Dividing a number by another</text:p>
          </table:table-cell>
          <table:table-cell table:style-name="Tabelle3.A1" office:value-type="string">
            <text:p text:style-name="P44"><text:span text:style-name="T26">3</text:span><text:span text:style-name="T35"> / </text:span><text:span text:style-name="T26">3</text:span></text:p>
          </table:table-cell>
          <table:table-cell table:style-name="Tabelle3.A1" office:value-type="string">
            <text:p text:style-name="P44"><text:span text:style-name="T51">'</text:span><text:span text:style-name="T52">Result</text:span><text:span text:style-name="T53">s</text:span><text:span text:style-name="T52"> in 1</text:span></text:p>
          </table:table-cell>
        </table:table-row>
      </table:table>
      <text:p text:style-name="P8"/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69">String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62">Converting a string to an integer</text:p>
          </table:table-cell>
          <table:table-cell table:style-name="Tabelle2.A1" office:value-type="string">
            <text:p text:style-name="P43"><text:span text:style-name="T2">C</text:span><text:span text:style-name="T3">Int</text:span>(<text:span text:style-name="T10">"</text:span><text:span text:style-name="T11">1"</text:span><text:span text:style-name="T24">)</text:span></text:p>
          </table:table-cell>
          <table:table-cell table:style-name="Tabelle2.A1" office:value-type="string">
            <text:p text:style-name="P43"/>
          </table:table-cell>
        </table:table-row>
        <table:table-row>
          <table:table-cell table:style-name="Tabelle2.A1" office:value-type="string">
            <text:p text:style-name="P62">Converting a string to <text:span text:style-name="T59">a double</text:span></text:p>
          </table:table-cell>
          <table:table-cell table:style-name="Tabelle2.A1" office:value-type="string">
            <text:p text:style-name="P43"><text:span text:style-name="T2">C</text:span><text:span text:style-name="T5">D</text:span><text:span text:style-name="T4">bl</text:span>(<text:span text:style-name="T10">"</text:span><text:span text:style-name="T11">1.</text:span><text:span text:style-name="T12">23</text:span><text:span text:style-name="T11">"</text:span><text:span text:style-name="T24">)</text:span></text:p>
          </table:table-cell>
          <table:table-cell table:style-name="Tabelle2.A1" office:value-type="string">
            <text:p text:style-name="P43"/>
          </table:table-cell>
        </table:table-row>
        <table:table-row>
          <table:table-cell table:style-name="Tabelle2.A1" office:value-type="string">
            <text:p text:style-name="P61">Concatenating two strings</text:p>
          </table:table-cell>
          <table:table-cell table:style-name="Tabelle2.A1" office:value-type="string">
            <text:p text:style-name="P9"><text:span text:style-name="T10">"Hello "</text:span> &amp; <text:span text:style-name="T10">"</text:span><text:span text:style-name="T11">World</text:span><text:span text:style-name="T10">"</text:span></text:p>
          </table:table-cell>
          <table:table-cell table:style-name="Tabelle2.A1" office:value-type="string">
            <text:p text:style-name="P43"><text:span text:style-name="T51">'</text:span><text:span text:style-name="T53">Equals "Hello World"</text:span></text:p>
          </table:table-cell>
        </table:table-row>
      </table:table>
      <text:p text:style-name="P7"/>
      <text:p text:style-name="P7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table:number-columns-spanned="3" office:value-type="string">
            <text:p text:style-name="P2"><text:span text:style-name="T85">C</text:span>omparison</text:p>
          </table:table-cell>
          <table:covered-table-cell/>
          <table:covered-table-cell/>
        </table:table-row>
        <table:table-row>
          <table:table-cell table:style-name="Tabelle4.A1" office:value-type="string">
            <text:p text:style-name="P64">Equals</text:p>
          </table:table-cell>
          <table:table-cell table:style-name="Tabelle4.A1" office:value-type="string">
            <text:p text:style-name="P12"><text:span text:style-name="T60">a</text:span><text:span text:style-name="T63"> </text:span><text:span text:style-name="T62">= </text:span><text:span text:style-name="T60">b</text:span></text:p>
          </table:table-cell>
          <table:table-cell table:style-name="Tabelle4.A1" office:value-type="string">
            <text:p text:style-name="P10"><text:span text:style-name="T36">a </text:span><text:span text:style-name="T37">=</text:span><text:span text:style-name="T36"> </text:span><text:span text:style-name="T28">3</text:span></text:p>
          </table:table-cell>
        </table:table-row>
        <table:table-row>
          <table:table-cell table:style-name="Tabelle4.A1" office:value-type="string">
            <text:p text:style-name="P65">Unequal</text:p>
          </table:table-cell>
          <table:table-cell table:style-name="Tabelle4.A1" office:value-type="string">
            <text:p text:style-name="P46"><text:span text:style-name="T60">a</text:span> &lt;&gt; <text:span text:style-name="T60">b</text:span></text:p>
          </table:table-cell>
          <table:table-cell table:style-name="Tabelle4.A1" office:value-type="string">
            <text:p text:style-name="P46">a &lt;&gt; b</text:p>
          </table:table-cell>
        </table:table-row>
        <table:table-row>
          <table:table-cell table:style-name="Tabelle4.A1" office:value-type="string">
            <text:p text:style-name="P64"><text:span text:style-name="T70">G</text:span>reater</text:p>
          </table:table-cell>
          <table:table-cell table:style-name="Tabelle4.A1" office:value-type="string">
            <text:p text:style-name="P46"><text:span text:style-name="T60">a</text:span><text:span text:style-name="T63"> </text:span><text:span text:style-name="T62">&gt; </text:span><text:span text:style-name="T60">b</text:span></text:p>
          </table:table-cell>
          <table:table-cell table:style-name="Tabelle4.A1" office:value-type="string">
            <text:p text:style-name="P47"><text:span text:style-name="T63">a </text:span><text:span text:style-name="T64">&gt;</text:span><text:span text:style-name="T63"> </text:span><text:span text:style-name="T28">4</text:span></text:p>
          </table:table-cell>
        </table:table-row>
        <table:table-row>
          <table:table-cell table:style-name="Tabelle4.A1" office:value-type="string">
            <text:p text:style-name="P64">Greater of equal than</text:p>
          </table:table-cell>
          <table:table-cell table:style-name="Tabelle4.A1" office:value-type="string">
            <text:p text:style-name="P46"><text:span text:style-name="T60">a</text:span><text:span text:style-name="T63"> </text:span><text:span text:style-name="T62">&gt;= </text:span><text:span text:style-name="T60">b</text:span></text:p>
          </table:table-cell>
          <table:table-cell table:style-name="Tabelle4.A1" office:value-type="string">
            <text:p text:style-name="P48"><text:span text:style-name="T63">a </text:span><text:span text:style-name="T62">&gt;= </text:span><text:span text:style-name="T28">5</text:span></text:p>
          </table:table-cell>
        </table:table-row>
        <table:table-row>
          <table:table-cell table:style-name="Tabelle4.A1" office:value-type="string">
            <text:p text:style-name="P64">Smaller than</text:p>
          </table:table-cell>
          <table:table-cell table:style-name="Tabelle4.A1" office:value-type="string">
            <text:p text:style-name="P46"><text:span text:style-name="T60">a</text:span><text:span text:style-name="T63"> </text:span><text:span text:style-name="T62">&lt; </text:span><text:span text:style-name="T60">b</text:span></text:p>
          </table:table-cell>
          <table:table-cell table:style-name="Tabelle4.A1" office:value-type="string">
            <text:p text:style-name="P48"><text:span text:style-name="T62">a &lt; </text:span><text:span text:style-name="T28">5</text:span></text:p>
          </table:table-cell>
        </table:table-row>
        <table:table-row>
          <table:table-cell table:style-name="Tabelle4.A1" office:value-type="string">
            <text:p text:style-name="P64">Smaller or equal than</text:p>
          </table:table-cell>
          <table:table-cell table:style-name="Tabelle4.A1" office:value-type="string">
            <text:p text:style-name="P46"><text:span text:style-name="T60">a</text:span><text:span text:style-name="T63"> </text:span><text:span text:style-name="T62">&lt;= </text:span><text:span text:style-name="T60">b</text:span></text:p>
          </table:table-cell>
          <table:table-cell table:style-name="Tabelle4.A1" office:value-type="string">
            <text:p text:style-name="P48"><text:span text:style-name="T62">a &lt;= </text:span><text:span text:style-name="T28">5</text:span></text:p>
          </table:table-cell>
        </table:table-row>
      </table:table>
      <text:p text:style-name="P28"/>
      <text:p text:style-name="P28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columns-spanned="3" office:value-type="string">
            <text:p text:style-name="P2">Boolean algebra</text:p>
          </table:table-cell>
          <table:covered-table-cell/>
          <table:covered-table-cell/>
        </table:table-row>
        <table:table-row>
          <table:table-cell table:style-name="Tabelle5.A1" office:value-type="string">
            <text:p text:style-name="P66">Boolean AND operation</text:p>
          </table:table-cell>
          <table:table-cell table:style-name="Tabelle5.A1" office:value-type="string">
            <text:p text:style-name="P14"/>
          </table:table-cell>
          <table:table-cell table:style-name="Tabelle5.A1" office:value-type="string">
            <text:p text:style-name="P13"><text:span text:style-name="T65">a</text:span><text:span text:style-name="T63"> &gt; </text:span><text:span text:style-name="T28">1</text:span><text:span text:style-name="T63"> </text:span><text:span text:style-name="T8">And</text:span><text:span text:style-name="T65"> </text:span><text:span text:style-name="T63">a </text:span><text:span text:style-name="T65">&lt;</text:span><text:span text:style-name="T63"> </text:span><text:span text:style-name="T28">4</text:span></text:p>
          </table:table-cell>
        </table:table-row>
        <table:table-row>
          <table:table-cell table:style-name="Tabelle5.A1" office:value-type="string">
            <text:p text:style-name="P66">Boolean OR operation</text:p>
          </table:table-cell>
          <table:table-cell table:style-name="Tabelle5.A1" office:value-type="string">
            <text:p text:style-name="P15"/>
          </table:table-cell>
          <table:table-cell table:style-name="Tabelle5.A1" office:value-type="string">
            <text:p text:style-name="P13"><text:span text:style-name="T65">text = </text:span><text:span text:style-name="T13">"</text:span><text:span text:style-name="T14">You</text:span><text:span text:style-name="T13">"</text:span><text:span text:style-name="T63"> </text:span><text:span text:style-name="T9">Or</text:span><text:span text:style-name="T65"> </text:span><text:span text:style-name="T64">text</text:span><text:span text:style-name="T65"> = </text:span><text:span text:style-name="T13">"</text:span><text:span text:style-name="T15">Me</text:span><text:span text:style-name="T13">"</text:span></text:p>
          </table:table-cell>
        </table:table-row>
        <table:table-row>
          <table:table-cell table:style-name="Tabelle5.A1" office:value-type="string">
            <text:p text:style-name="P66">Boolean NOT operation</text:p>
          </table:table-cell>
          <table:table-cell table:style-name="Tabelle5.A1" office:value-type="string">
            <text:p text:style-name="P16"/>
          </table:table-cell>
          <table:table-cell table:style-name="Tabelle5.A1" office:value-type="string">
            <text:p text:style-name="P13"><text:span text:style-name="T65">b = a</text:span><text:span text:style-name="T63"> &gt; </text:span><text:span text:style-name="T29">3</text:span></text:p>
            <text:p text:style-name="P13"><text:span text:style-name="T8">Not</text:span><text:span text:style-name="T65"> b</text:span></text:p>
          </table:table-cell>
        </table:table-row>
      </table:table>
      <text:p text:style-name="P28"/>
      <text:p text:style-name="P28"><text:soft-page-break/></text:p>
      <text:p text:style-name="P28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table:number-columns-spanned="3" office:value-type="string">
            <text:p text:style-name="P3">Co<text:span text:style-name="T71">n</text:span>ditional statements</text:p>
          </table:table-cell>
          <table:covered-table-cell/>
          <table:covered-table-cell/>
        </table:table-row>
        <table:table-row>
          <table:table-cell table:style-name="Tabelle6.A1" office:value-type="string">
            <text:p text:style-name="P67">Execut<text:span text:style-name="T72">e</text:span> a statement only if a given condition is <text:span text:style-name="T62">true</text:span></text:p>
          </table:table-cell>
          <table:table-cell table:style-name="Tabelle6.A1" office:value-type="string">
            <text:p text:style-name="P11"><text:span text:style-name="T6">If</text:span> <text:span text:style-name="T60">condition</text:span> <text:span text:style-name="T6">Then</text:span></text:p>
            <text:p text:style-name="P50"><text:s text:c="2"/><text:span text:style-name="T54">'</text:span><text:span text:style-name="T55">Execute </text:span><text:span text:style-name="T54">statement</text:span></text:p>
            <text:p text:style-name="P54">End If</text:p>
          </table:table-cell>
          <table:table-cell table:style-name="Tabelle6.A1" office:value-type="string">
            <text:p text:style-name="P11"><text:span text:style-name="T6">If</text:span> num<text:span text:style-name="T62"> &lt; </text:span><text:span text:style-name="T27">0</text:span> <text:span text:style-name="T6">Then</text:span></text:p>
            <text:p text:style-name="P50"><text:s text:c="2"/><text:span text:style-name="T73">MsgBox </text:span><text:span text:style-name="T10">"</text:span><text:span text:style-name="T16">negative</text:span><text:span text:style-name="T10">"</text:span></text:p>
            <text:p text:style-name="P54">End If</text:p>
          </table:table-cell>
        </table:table-row>
        <table:table-row>
          <table:table-cell table:style-name="Tabelle6.A1" office:value-type="string">
            <text:p text:style-name="P67">Execut<text:span text:style-name="T72">e</text:span> a statement if a given condition is <text:span text:style-name="T62">true;</text:span></text:p>
            <text:p text:style-name="P67"><text:span text:style-name="T66">E</text:span><text:span text:style-name="T67">x</text:span><text:span text:style-name="T66">ecute an </text:span><text:span text:style-name="T62">alternative, if the condition is false</text:span></text:p>
          </table:table-cell>
          <table:table-cell table:style-name="Tabelle6.A1" office:value-type="string">
            <text:p text:style-name="P11"><text:span text:style-name="T6">If</text:span> <text:span text:style-name="T38">condition</text:span> <text:span text:style-name="T6">Then</text:span></text:p>
            <text:p text:style-name="P49"><text:s text:c="2"/><text:span text:style-name="T50">'</text:span><text:span text:style-name="T55">Execute </text:span><text:span text:style-name="T54">statement </text:span><text:span text:style-name="T56">A</text:span></text:p>
            <text:p text:style-name="P54">Else</text:p>
            <text:p text:style-name="P51"><text:span text:style-name="T74"><text:s text:c="2"/></text:span><text:span text:style-name="T51">'</text:span><text:span text:style-name="T55">Execute </text:span><text:span text:style-name="T50">statement </text:span><text:span text:style-name="T56">B</text:span></text:p>
            <text:p text:style-name="P54">End If</text:p>
          </table:table-cell>
          <table:table-cell table:style-name="Tabelle6.A1" office:value-type="string">
            <text:p text:style-name="P11"><text:span text:style-name="T6">If</text:span> num<text:span text:style-name="T62"> &lt; </text:span><text:span text:style-name="T27">0</text:span> <text:span text:style-name="T6">Then</text:span></text:p>
            <text:p text:style-name="P50"><text:s text:c="2"/><text:span text:style-name="T73">MsgBox </text:span><text:span text:style-name="T10">"</text:span><text:span text:style-name="T16">negative</text:span><text:span text:style-name="T10">"</text:span></text:p>
            <text:p text:style-name="P54">Else</text:p>
            <text:p text:style-name="P51"><text:span text:style-name="T10"><text:s text:c="2"/></text:span>MsgBox <text:span text:style-name="T17">"</text:span><text:span text:style-name="T10">positive</text:span><text:span text:style-name="T17">"</text:span></text:p>
            <text:p text:style-name="P54">End If</text:p>
          </table:table-cell>
        </table:table-row>
        <table:table-row>
          <table:table-cell table:style-name="Tabelle6.A1" office:value-type="string">
            <text:p text:style-name="P67">Execut<text:span text:style-name="T72">e</text:span> a statement if condition<text:span text:style-name="T72">1</text:span> is <text:span text:style-name="T62">true;</text:span></text:p>
            <text:p text:style-name="P67"><text:span text:style-name="T62">Execut</text:span><text:span text:style-name="T66">e</text:span><text:span text:style-name="T62"> a</text:span><text:span text:style-name="T66">nother</text:span><text:span text:style-name="T62"> statement if condition</text:span><text:span text:style-name="T66">2</text:span><text:span text:style-name="T62"> is true;</text:span></text:p>
            <text:p text:style-name="P67"><text:span text:style-name="T66">Execute an </text:span><text:span text:style-name="T62">alternative, if </text:span><text:span text:style-name="T66">none of the </text:span><text:span text:style-name="T62">condition</text:span><text:span text:style-name="T66">s</text:span><text:span text:style-name="T62"> is </text:span><text:span text:style-name="T66">true</text:span></text:p>
          </table:table-cell>
          <table:table-cell table:style-name="Tabelle6.A1" office:value-type="string">
            <text:p text:style-name="P11"><text:span text:style-name="T6">If</text:span> <text:span text:style-name="T38">condition</text:span><text:span text:style-name="T39">1</text:span> <text:span text:style-name="T6">Then</text:span></text:p>
            <text:p text:style-name="P49"><text:s text:c="2"/><text:span text:style-name="T50">'</text:span><text:span text:style-name="T55">Execute </text:span><text:span text:style-name="T54">statement </text:span><text:span text:style-name="T56">A</text:span></text:p>
            <text:p text:style-name="P11"><text:span text:style-name="T7">Else</text:span><text:span text:style-name="T6">If</text:span> <text:span text:style-name="T38">condition</text:span><text:span text:style-name="T39">2</text:span> <text:span text:style-name="T6">Then</text:span></text:p>
            <text:p text:style-name="P49"><text:span text:style-name="T54"><text:s text:c="2"/>'</text:span><text:span text:style-name="T55">Execute </text:span><text:span text:style-name="T54">statement </text:span><text:span text:style-name="T56">B</text:span></text:p>
            <text:p text:style-name="P54">Else</text:p>
            <text:p text:style-name="P51"><text:span text:style-name="T74"><text:s text:c="2"/></text:span><text:span text:style-name="T51">'</text:span><text:span text:style-name="T55">Execute </text:span><text:span text:style-name="T50">statement </text:span><text:span text:style-name="T56">C</text:span></text:p>
            <text:p text:style-name="P54">End If</text:p>
          </table:table-cell>
          <table:table-cell table:style-name="Tabelle6.A1" office:value-type="string">
            <text:p text:style-name="P11"><text:span text:style-name="T6">If</text:span> num<text:span text:style-name="T62"> &lt; </text:span><text:span text:style-name="T27">0</text:span> <text:span text:style-name="T6">Then</text:span></text:p>
            <text:p text:style-name="P50"><text:s text:c="2"/><text:span text:style-name="T73">MsgBox </text:span><text:span text:style-name="T10">"</text:span><text:span text:style-name="T16">negative</text:span><text:span text:style-name="T10">"</text:span></text:p>
            <text:p text:style-name="P54">ElseIf<text:span text:style-name="T73"> </text:span><text:span text:style-name="T41">num</text:span><text:span text:style-name="T42"> </text:span><text:span text:style-name="T43">&gt;</text:span><text:span text:style-name="T76"> </text:span><text:span text:style-name="T31">0</text:span><text:span text:style-name="T73"> </text:span>Then</text:p>
            <text:p text:style-name="P52"><text:s text:c="2"/><text:span text:style-name="T73">MsgBox </text:span><text:span text:style-name="T10">"</text:span><text:span text:style-name="T18">positive</text:span><text:span text:style-name="T10">"</text:span></text:p>
            <text:p text:style-name="P54">Else</text:p>
            <text:p text:style-name="P51"><text:span text:style-name="T10"><text:s text:c="2"/></text:span>MsgBox <text:span text:style-name="T17">"</text:span><text:span text:style-name="T18">zero</text:span><text:span text:style-name="T17">"</text:span></text:p>
            <text:p text:style-name="P55">End If</text:p>
          </table:table-cell>
        </table:table-row>
      </table:table>
      <text:p text:style-name="P28"/>
      <text:p text:style-name="P28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4">For loop</text:p>
          </table:table-cell>
          <table:covered-table-cell/>
          <table:covered-table-cell/>
        </table:table-row>
        <table:table-row>
          <table:table-cell table:style-name="Tabelle7.A1" office:value-type="string">
            <text:p text:style-name="P71">Execute the loop body a specific number of times</text:p>
          </table:table-cell>
          <table:table-cell table:style-name="Tabelle7.A1" office:value-type="string">
            <text:p text:style-name="P29">For<text:span text:style-name="T34"> </text:span><text:span text:style-name="T38">counter = start</text:span><text:span text:style-name="T34"> </text:span>To<text:span text:style-name="T34"> </text:span><text:span text:style-name="T38">end</text:span></text:p>
            <text:p text:style-name="P38"><text:s text:c="2"/>'Execute group of statements</text:p>
            <text:p text:style-name="P29">Next</text:p>
          </table:table-cell>
          <table:table-cell table:style-name="Tabelle7.A1" office:value-type="string">
            <text:p text:style-name="P38">'Prints 1, 2, 3, 4, 5</text:p>
            <text:p text:style-name="P29">For<text:span text:style-name="T34"> number = </text:span><text:span text:style-name="T31">1</text:span><text:span text:style-name="T34"> </text:span>To<text:span text:style-name="T34"> </text:span><text:span text:style-name="T30">5</text:span></text:p>
            <text:p text:style-name="P53"><text:s text:c="2"/>MsgBox <text:s/>number</text:p>
            <text:p text:style-name="P29">Next</text:p>
          </table:table-cell>
        </table:table-row>
        <table:table-row>
          <table:table-cell table:style-name="Tabelle7.A1" office:value-type="string">
            <text:p text:style-name="P71">Execute the loop body a specific number of times, but take a specific step width</text:p>
          </table:table-cell>
          <table:table-cell table:style-name="Tabelle7.A1" office:value-type="string">
            <text:p text:style-name="P29">For<text:span text:style-name="T34"> </text:span><text:span text:style-name="T38">counter = start</text:span><text:span text:style-name="T34"> </text:span>To<text:span text:style-name="T34"> </text:span><text:span text:style-name="T38">end</text:span><text:span text:style-name="T34"> </text:span>Step<text:span text:style-name="T34"> </text:span><text:span text:style-name="T38">step</text:span></text:p>
            <text:p text:style-name="P38"><text:s text:c="2"/>'Execute group of statements</text:p>
            <text:p text:style-name="P29">Next</text:p>
          </table:table-cell>
          <table:table-cell table:style-name="Tabelle7.A1" office:value-type="string">
            <text:p text:style-name="P38">'Prints 1, 3, 5</text:p>
            <text:p text:style-name="P29">For<text:span text:style-name="T34"> number = </text:span><text:span text:style-name="T31">1</text:span><text:span text:style-name="T34"> </text:span>To<text:span text:style-name="T34"> </text:span><text:span text:style-name="T30">5</text:span><text:span text:style-name="T31"> </text:span><text:span text:style-name="T75">Step</text:span><text:span text:style-name="T30"> 2</text:span></text:p>
            <text:p text:style-name="P38"><text:s text:c="2"/><text:span text:style-name="T41">MsgBox <text:s/></text:span><text:span text:style-name="T34">number</text:span></text:p>
            <text:p text:style-name="P29">Next</text:p>
          </table:table-cell>
        </table:table-row>
      </table:table>
      <text:p text:style-name="P28"/>
      <text:p text:style-name="P28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4"><text:span text:style-name="T79">While</text:span> loop</text:p>
          </table:table-cell>
          <table:covered-table-cell/>
          <table:covered-table-cell/>
        </table:table-row>
        <table:table-row>
          <table:table-cell table:style-name="Tabelle8.A1" office:value-type="string">
            <text:p text:style-name="P68"><text:span text:style-name="T62">Execute the loop body </text:span><text:span text:style-name="T68">while a given condition is true</text:span></text:p>
          </table:table-cell>
          <table:table-cell table:style-name="Tabelle8.A1" office:value-type="string">
            <text:p text:style-name="P29"><text:span text:style-name="T79">Do While</text:span><text:span text:style-name="T34"> </text:span><text:span text:style-name="T47">c</text:span><text:span text:style-name="T40">ondition</text:span></text:p>
            <text:p text:style-name="P38"><text:s text:c="2"/>'Execute group of statements</text:p>
            <text:p text:style-name="P30">Loop</text:p>
          </table:table-cell>
          <table:table-cell table:style-name="Tabelle8.A1" office:value-type="string">
            <text:p text:style-name="P38">'Prints 1, <text:span text:style-name="T80">2, </text:span>3, <text:span text:style-name="T80">4, </text:span>5</text:p>
            <text:p text:style-name="P31"><text:span text:style-name="T34">number = </text:span><text:span text:style-name="T33">1</text:span></text:p>
            <text:p text:style-name="P29"><text:span text:style-name="T79">Do While</text:span><text:span text:style-name="T34"> </text:span><text:span text:style-name="T47">number</text:span><text:span text:style-name="T44"> </text:span><text:span text:style-name="T45">&lt;</text:span><text:span text:style-name="T46">=</text:span><text:span text:style-name="T44"> </text:span><text:span text:style-name="T32">5</text:span></text:p>
            <text:p text:style-name="P17"><text:s text:c="2"/><text:span text:style-name="T79">MsgBox number</text:span></text:p>
            <text:p text:style-name="P18"><text:s text:c="2"/>number = number + 1</text:p>
            <text:p text:style-name="P30">Loop</text:p>
          </table:table-cell>
        </table:table-row>
        <table:table-row>
          <table:table-cell table:style-name="Tabelle8.A1" office:value-type="string">
            <text:p text:style-name="P68"><text:span text:style-name="T62">Execute the loop body </text:span><text:span text:style-name="T68">until a given condition is true</text:span></text:p>
          </table:table-cell>
          <table:table-cell table:style-name="Tabelle8.A1" office:value-type="string">
            <text:p text:style-name="P29"><text:span text:style-name="T79">Do Until</text:span><text:span text:style-name="T34"> </text:span><text:span text:style-name="T47">c</text:span><text:span text:style-name="T40">ondition</text:span></text:p>
            <text:p text:style-name="P38"><text:s text:c="2"/>'Execute group of statements</text:p>
            <text:p text:style-name="P30">Loop</text:p>
          </table:table-cell>
          <table:table-cell table:style-name="Tabelle8.A1" office:value-type="string">
            <text:p text:style-name="P38">'Prints 1, <text:span text:style-name="T80">2, </text:span>3, <text:span text:style-name="T80">4, </text:span>5</text:p>
            <text:p text:style-name="P31"><text:span text:style-name="T34">number = </text:span><text:span text:style-name="T33">1</text:span></text:p>
            <text:p text:style-name="P29"><text:span text:style-name="T79">Do Until</text:span><text:span text:style-name="T34"> </text:span><text:span text:style-name="T47">number</text:span><text:span text:style-name="T44"> </text:span><text:span text:style-name="T46">&gt;</text:span><text:span text:style-name="T44"> </text:span><text:span text:style-name="T32">5</text:span></text:p>
            <text:p text:style-name="P17"><text:s text:c="2"/><text:span text:style-name="T79">MsgBox number</text:span></text:p>
            <text:p text:style-name="P18"><text:s text:c="2"/>number = number + 1</text:p>
            <text:p text:style-name="P30"><text:soft-page-break/>Loop</text:p>
          </table:table-cell>
        </table:table-row>
        <table:table-row>
          <table:table-cell table:style-name="Tabelle8.A1" office:value-type="string">
            <text:p text:style-name="P68"><text:span text:style-name="T62">Execute the loop body </text:span><text:span text:style-name="T68">while given condition is true, but execute it at least once</text:span></text:p>
          </table:table-cell>
          <table:table-cell table:style-name="Tabelle8.A1" office:value-type="string">
            <text:p text:style-name="P30">Do </text:p>
            <text:p text:style-name="P38"><text:s text:c="2"/>'Execute group of statements</text:p>
            <text:p text:style-name="P30">Loop While<text:span text:style-name="T48"> </text:span><text:span text:style-name="T34">c</text:span><text:span text:style-name="T38">ondition</text:span></text:p>
          </table:table-cell>
          <table:table-cell table:style-name="Tabelle8.A1" office:value-type="string">
            <text:p text:style-name="P30">Do </text:p>
            <text:p text:style-name="P38"><text:span text:style-name="T34"><text:s text:c="2"/></text:span><text:span text:style-name="T49">answer = InputBox(</text:span><text:span text:style-name="T19">"</text:span><text:span text:style-name="T20">Done?</text:span><text:span text:style-name="T19">"</text:span><text:span text:style-name="T49">)</text:span></text:p>
            <text:p text:style-name="P30">Loop While<text:span text:style-name="T48"> </text:span><text:span text:style-name="T49">answer &lt;&gt; </text:span><text:span text:style-name="T19">"</text:span><text:span text:style-name="T20">Yes</text:span><text:span text:style-name="T19">"</text:span></text:p>
          </table:table-cell>
        </table:table-row>
        <table:table-row>
          <table:table-cell table:style-name="Tabelle8.A1" office:value-type="string">
            <text:p text:style-name="P68"><text:span text:style-name="T62">Execute the loop body </text:span><text:span text:style-name="T69">until</text:span><text:span text:style-name="T68"> given condition is true, but execute it at least once</text:span></text:p>
          </table:table-cell>
          <table:table-cell table:style-name="Tabelle8.A1" office:value-type="string">
            <text:p text:style-name="P30">Do </text:p>
            <text:p text:style-name="P38"><text:s text:c="2"/>'Execute group of statements</text:p>
            <text:p text:style-name="P30"><text:span text:style-name="T77">Loop </text:span><text:span text:style-name="T78">Until</text:span><text:span text:style-name="T81"> </text:span><text:span text:style-name="T38">condition</text:span></text:p>
          </table:table-cell>
          <table:table-cell table:style-name="Tabelle8.A1" office:value-type="string">
            <text:p text:style-name="P30">Do </text:p>
            <text:p text:style-name="P38"><text:span text:style-name="T34"><text:s text:c="2"/></text:span><text:span text:style-name="T49">answer = InputBox(</text:span><text:span text:style-name="T19">"</text:span><text:span text:style-name="T20">Done?</text:span><text:span text:style-name="T19">"</text:span><text:span text:style-name="T49">)</text:span></text:p>
            <text:p text:style-name="P30">Loop <text:span text:style-name="T82">Until</text:span><text:span text:style-name="T48"> </text:span><text:span text:style-name="T49">answer = </text:span><text:span text:style-name="T19">"</text:span><text:span text:style-name="T20">Yes</text:span><text:span text:style-name="T19">"</text:span></text:p>
          </table:table-cell>
        </table:table-row>
      </table:table>
      <text:p text:style-name="P28"/>
      <text:p text:style-name="P28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4">For<text:span text:style-name="T83">Each</text:span> loop</text:p>
          </table:table-cell>
          <table:covered-table-cell/>
          <table:covered-table-cell/>
        </table:table-row>
        <table:table-row>
          <table:table-cell table:style-name="Tabelle9.A1" office:value-type="string">
            <text:p text:style-name="P72">Iterate over all elements of an array</text:p>
          </table:table-cell>
          <table:table-cell table:style-name="Tabelle9.A1" office:value-type="string">
            <text:p text:style-name="P19"><text:span text:style-name="T1">For Each</text:span> <text:span text:style-name="T60">element</text:span> <text:span text:style-name="T1">In</text:span> <text:span text:style-name="T60">array</text:span></text:p>
            <text:p text:style-name="P39"><text:s text:c="2"/>'<text:span text:style-name="T84">Do something with </text:span><text:span text:style-name="T61">element</text:span></text:p>
            <text:p text:style-name="P33">Next</text:p>
          </table:table-cell>
          <table:table-cell table:style-name="Tabelle9.A1" office:value-type="string">
            <text:p text:style-name="P40">'Prints <text:span text:style-name="T84">all numbers in an array</text:span></text:p>
            <text:p text:style-name="P19"><text:span text:style-name="T1">For Each</text:span> <text:span text:style-name="T84">number</text:span> <text:span text:style-name="T1">In</text:span> <text:span text:style-name="T84">numbers</text:span></text:p>
            <text:p text:style-name="P53"><text:s text:c="2"/>MsgBox <text:s/>number</text:p>
            <text:p text:style-name="P34">Next</text:p>
          </table:table-cell>
        </table:table-row>
      </table:table>
      <text:p text:style-name="P28"/>
      <text:p text:style-name="P28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table:number-columns-spanned="3" office:value-type="string">
            <text:p text:style-name="P5">Arrays</text:p>
          </table:table-cell>
          <table:covered-table-cell/>
          <table:covered-table-cell/>
        </table:table-row>
        <table:table-row>
          <table:table-cell table:style-name="Tabelle10.A1" office:value-type="string">
            <text:p text:style-name="P72">Defining a fixed-size array</text:p>
          </table:table-cell>
          <table:table-cell table:style-name="Tabelle10.A1" office:value-type="string">
            <text:p text:style-name="P21"><text:span text:style-name="T1">Dim</text:span> <text:span text:style-name="T60">arrayName</text:span>(<text:span text:style-name="T60">size</text:span>)</text:p>
          </table:table-cell>
          <table:table-cell table:style-name="Tabelle10.A1" office:value-type="string">
            <text:p text:style-name="P41">'<text:span text:style-name="T84">Defines a array that can hold two values</text:span></text:p>
            <text:p text:style-name="P32">Dim <text:span text:style-name="T34">myArray</text:span>(<text:span text:style-name="T25">2</text:span>)</text:p>
          </table:table-cell>
        </table:table-row>
        <table:table-row>
          <table:table-cell table:style-name="Tabelle10.A1" office:value-type="string">
            <text:p text:style-name="P72">Defining a dynamic array</text:p>
          </table:table-cell>
          <table:table-cell table:style-name="Tabelle10.A1" office:value-type="string">
            <text:p text:style-name="P21"><text:span text:style-name="T1">Dim</text:span> <text:span text:style-name="T60">arrayName</text:span>()</text:p>
          </table:table-cell>
          <table:table-cell table:style-name="Tabelle10.A1" office:value-type="string">
            <text:p text:style-name="P41">'<text:span text:style-name="T84">Defines a dynamic array</text:span></text:p>
            <text:p text:style-name="P20"><text:span text:style-name="T1">Dim</text:span> myArray()</text:p>
          </table:table-cell>
        </table:table-row>
        <table:table-row>
          <table:table-cell table:style-name="Tabelle10.A1" office:value-type="string">
            <text:p text:style-name="P72">Storing a value in an array</text:p>
          </table:table-cell>
          <table:table-cell table:style-name="Tabelle10.A1" office:value-type="string">
            <text:p text:style-name="P21"><text:span text:style-name="T60">arrayName</text:span>(<text:span text:style-name="T60">index</text:span>) = <text:span text:style-name="T60">value</text:span></text:p>
          </table:table-cell>
          <table:table-cell table:style-name="Tabelle10.A1" office:value-type="string">
            <text:p text:style-name="P41">'<text:span text:style-name="T84">Stores 3 at position 0</text:span></text:p>
            <text:p text:style-name="P20">myArray(<text:span text:style-name="T25">0</text:span>) = <text:span text:style-name="T25">3</text:span></text:p>
          </table:table-cell>
        </table:table-row>
        <table:table-row>
          <table:table-cell table:style-name="Tabelle10.A1" office:value-type="string">
            <text:p text:style-name="P72">Accessing an array element</text:p>
          </table:table-cell>
          <table:table-cell table:style-name="Tabelle10.A1" office:value-type="string">
            <text:p text:style-name="P21"><text:span text:style-name="T60">arrayName</text:span>(<text:span text:style-name="T60">index</text:span>)</text:p>
          </table:table-cell>
          <table:table-cell table:style-name="Tabelle10.A1" office:value-type="string">
            <text:p text:style-name="P41">'Prints <text:span text:style-name="T84">the first element</text:span></text:p>
            <text:p text:style-name="P20">MsgBox myArray(<text:span text:style-name="T25">0</text:span>)</text:p>
          </table:table-cell>
        </table:table-row>
        <table:table-row>
          <table:table-cell table:style-name="Tabelle10.A1" office:value-type="string">
            <text:p text:style-name="P72">Changing the size o an array</text:p>
          </table:table-cell>
          <table:table-cell table:style-name="Tabelle10.A1" office:value-type="string">
            <text:p text:style-name="P21"><text:span text:style-name="T1">ReDim</text:span> <text:span text:style-name="T60">arrayName</text:span>(<text:span text:style-name="T60">newSize</text:span>)</text:p>
          </table:table-cell>
          <table:table-cell table:style-name="Tabelle10.A1" office:value-type="string">
            <text:p text:style-name="P41">'<text:span text:style-name="T84">Changes the size of the array myArray to 5</text:span></text:p>
            <text:p text:style-name="P35">ReDim <text:span text:style-name="T34">myArray</text:span>(<text:span text:style-name="T25">5</text:span>)</text:p>
          </table:table-cell>
        </table:table-row>
        <table:table-row>
          <table:table-cell table:style-name="Tabelle10.A1" office:value-type="string">
            <text:p text:style-name="P72">Changing the size o an array and preserving the contents</text:p>
          </table:table-cell>
          <table:table-cell table:style-name="Tabelle10.A1" office:value-type="string">
            <text:p text:style-name="P25"><text:span text:style-name="T1">ReDim</text:span> <text:span text:style-name="T1">Preserve</text:span> <text:span text:style-name="T60">arrayName</text:span>(<text:span text:style-name="T60">newSize</text:span>)</text:p>
          </table:table-cell>
          <table:table-cell table:style-name="Tabelle10.A1" office:value-type="string">
            <text:p text:style-name="P41">'<text:span text:style-name="T84">Changes the size of the array myArray to 5 and preserves the contents of the array</text:span></text:p>
            <text:p text:style-name="P35">ReDim Preserve <text:span text:style-name="T34">myArray</text:span>(<text:span text:style-name="T25">5</text:span>)</text:p>
          </table:table-cell>
        </table:table-row>
        <table:table-row>
          <table:table-cell table:style-name="Tabelle10.A1" office:value-type="string">
            <text:p text:style-name="P73">Getting the maximum index of an an array</text:p>
          </table:table-cell>
          <table:table-cell table:style-name="Tabelle10.A1" office:value-type="string">
            <text:p text:style-name="P27">UBound(<text:span text:style-name="T60">arrayName</text:span>)</text:p>
          </table:table-cell>
          <table:table-cell table:style-name="Tabelle10.A1" office:value-type="string">
            <text:p text:style-name="P26"><text:span text:style-name="T57">'Returns the maximum index </text:span><text:span text:style-name="T58">(upper bound)</text:span><text:line-break/>UBound(myArray)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able:table table:name="Tabelle11" table:style-name="Tabelle11">
        <table:table-column table:style-name="Tabelle11.A"/>
        <table:table-column table:style-name="Tabelle11.B"/>
        <table:table-column table:style-name="Tabelle11.C"/>
        <text:soft-page-break/>
        <table:table-row>
          <table:table-cell table:style-name="Tabelle11.A1" table:number-columns-spanned="3" office:value-type="string">
            <text:p text:style-name="P6">Sub routines</text:p>
          </table:table-cell>
          <table:covered-table-cell/>
          <table:covered-table-cell/>
        </table:table-row>
        <table:table-row>
          <table:table-cell table:style-name="Tabelle11.A1" office:value-type="string">
            <text:p text:style-name="P74">Defining a sub routine</text:p>
          </table:table-cell>
          <table:table-cell table:style-name="Tabelle11.A1" office:value-type="string">
            <text:p text:style-name="P23"><text:span text:style-name="T1">Sub</text:span> <text:span text:style-name="T60">name</text:span>(<text:span text:style-name="T60">param1</text:span>, <text:span text:style-name="T60">param2</text:span>, <text:span text:style-name="T60">…</text:span>)</text:p>
            <text:p text:style-name="P23"><text:s text:c="2"/><text:span text:style-name="T50">'Group of statements</text:span></text:p>
            <text:p text:style-name="P37">End Sub</text:p>
          </table:table-cell>
          <table:table-cell table:style-name="Tabelle11.A1" office:value-type="string">
            <text:p text:style-name="P36"><text:span text:style-name="T84">S</text:span>ub <text:span text:style-name="T34">Greet(name)</text:span></text:p>
            <text:p text:style-name="P22"><text:s text:c="2"/>MsgBox <text:span text:style-name="T17">"Hello "</text:span> &amp; name</text:p>
            <text:p text:style-name="P36">End Sub</text:p>
          </table:table-cell>
        </table:table-row>
        <table:table-row>
          <table:table-cell table:style-name="Tabelle11.A1" office:value-type="string">
            <text:p text:style-name="P74">Calling a sub routine</text:p>
          </table:table-cell>
          <table:table-cell table:style-name="Tabelle11.A1" office:value-type="string">
            <text:p text:style-name="P23"><text:span text:style-name="T60">name</text:span> <text:span text:style-name="T60">param1</text:span>, <text:span text:style-name="T60">param2, </text:span>...</text:p>
          </table:table-cell>
          <table:table-cell table:style-name="Tabelle11.A1" office:value-type="string">
            <text:p text:style-name="P22">Greet <text:span text:style-name="T17">"</text:span><text:span text:style-name="T10">Fred</text:span><text:span text:style-name="T17">"</text:span></text:p>
          </table:table-cell>
        </table:table-row>
      </table:table>
      <text:p text:style-name="P28"/>
      <text:p text:style-name="P28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table:number-columns-spanned="3" office:value-type="string">
            <text:p text:style-name="P6">Functions</text:p>
          </table:table-cell>
          <table:covered-table-cell/>
          <table:covered-table-cell/>
        </table:table-row>
        <table:table-row>
          <table:table-cell table:style-name="Tabelle12.A1" office:value-type="string">
            <text:p text:style-name="P74">Defining a function</text:p>
          </table:table-cell>
          <table:table-cell table:style-name="Tabelle12.A1" office:value-type="string">
            <text:p text:style-name="P23"><text:span text:style-name="T1">Function</text:span> <text:span text:style-name="T60">name</text:span>(<text:span text:style-name="T60">param1</text:span>, <text:span text:style-name="T60">param2</text:span>, <text:span text:style-name="T60">…</text:span>)</text:p>
            <text:p text:style-name="P23"><text:s text:c="2"/><text:span text:style-name="T50">'Group of statements</text:span></text:p>
            <text:p text:style-name="P37">End Function</text:p>
          </table:table-cell>
          <table:table-cell table:style-name="Tabelle12.A1" office:value-type="string">
            <text:p text:style-name="P36">Function <text:span text:style-name="T34">AddNumbers(a, b)</text:span></text:p>
            <text:p text:style-name="P22"><text:s text:c="2"/>AddNumbers = a + b</text:p>
            <text:p text:style-name="P36">End Sub</text:p>
          </table:table-cell>
        </table:table-row>
        <table:table-row>
          <table:table-cell table:style-name="Tabelle12.A1" office:value-type="string">
            <text:p text:style-name="P74">Calling a function</text:p>
          </table:table-cell>
          <table:table-cell table:style-name="Tabelle12.A1" office:value-type="string">
            <text:p text:style-name="P23">name(param1, param2, <text:span text:style-name="T60">...</text:span>)</text:p>
          </table:table-cell>
          <table:table-cell table:style-name="Tabelle12.A1" office:value-type="string">
            <text:p text:style-name="P42">'Calls AddNumber and assigns the result to the variable result</text:p>
            <text:p text:style-name="P24">result = AddNumbers <text:span text:style-name="T25">2</text:span>, <text:span text:style-name="T25">3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3b8d0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16:38.355000000</dc:date>
    <meta:editing-duration>PT36M39S</meta:editing-duration>
    <meta:editing-cycles>16</meta:editing-cycles>
    <meta:generator>LibreOffice/5.1.2.2$Windows_x86 LibreOffice_project/d3bf12ecb743fc0d20e0be0c58ca359301eb705f</meta:generator>
    <meta:document-statistic meta:table-count="12" meta:image-count="1" meta:object-count="0" meta:page-count="4" meta:paragraph-count="210" meta:word-count="798" meta:character-count="4366" meta:non-whitespace-character-count="3659"/>
  </office:meta>
</office:document-meta>
</file>